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8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1T08:43:40.23</dc:date>
    <dc:creator>James Lombardi</dc:creator>
    <meta:editing-duration>PT7H44M16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5" meta:paragraph-count="82" meta:word-count="1286" meta:character-count="6093"/>
  </office:meta>
</office:document-meta>
</file>